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000000"/>
      <style:paragraph-properties fo:background-color="#000000"/>
    </style:style>
    <style:style style:name="P2" style:family="paragraph" style:parent-style-name="Preformatted_20_Text">
      <loext:graphic-properties draw:fill="solid" draw:fill-color="#ffffff"/>
      <style:paragraph-properties fo:background-color="#ffffff"/>
    </style:style>
    <style:style style:name="P3" style:family="paragraph" style:parent-style-name="Preformatted_20_Text">
      <loext:graphic-properties draw:fill="solid" draw:fill-color="#000000"/>
      <style:paragraph-properties fo:text-align="start" style:justify-single-word="false" fo:background-color="#000000" style:writing-mode="lr-tb"/>
    </style:style>
    <style:style style:name="P4" style:family="paragraph" style:parent-style-name="Preformatted_20_Text">
      <loext:graphic-properties draw:fill="solid" draw:fill-color="#000000"/>
      <style:paragraph-properties fo:text-align="start" style:justify-single-word="false" fo:background-color="#000000" style:writing-mode="lr-tb"/>
      <style:text-properties fo:color="#55ff55" fo:font-weight="bold" style:font-weight-asian="bold"/>
    </style:style>
    <style:style style:name="P5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</style:style>
    <style:style style:name="P6" style:family="paragraph" style:parent-style-name="Preformatted_20_Text">
      <loext:graphic-properties draw:fill="solid" draw:fill-color="#000000"/>
      <style:paragraph-properties fo:margin-top="0in" fo:margin-bottom="0in" loext:contextual-spacing="true" fo:text-align="start" style:justify-single-word="false" fo:background-color="#000000" style:writing-mode="lr-tb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>
      <loext:graphic-properties draw:fill="solid" draw:fill-color="#000000"/>
      <style:paragraph-properties fo:text-align="start" style:justify-single-word="false" fo:background-color="#000000" style:writing-mode="lr-tb"/>
    </style:style>
    <style:style style:name="P9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fo:color="#55ff55" fo:font-weight="bold" style:font-weight-asian="bold"/>
    </style:style>
    <style:style style:name="T2" style:family="text">
      <style:text-properties fo:color="#5555ff" fo:font-weight="bold" style:font-weight-asian="bold"/>
    </style:style>
    <style:style style:name="T3" style:family="text">
      <style:text-properties fo:color="#aa0000"/>
    </style:style>
    <style:style style:name="T4" style:family="text">
      <style:text-properties fo:color="#00aa00"/>
    </style:style>
    <style:style style:name="T5" style:family="text">
      <style:text-properties fo:color="#aa5500"/>
    </style:style>
    <style:style style:name="T6" style:family="text">
      <style:text-properties fo:color="#55ffff" fo:font-weight="bold" style:font-weight-asian="bold"/>
    </style:style>
    <style:style style:name="T7" style:family="text">
      <style:text-properties fo:color="#ffff55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color="#00aaaa"/>
    </style:style>
    <style:style style:name="T10" style:family="text">
      <style:text-properties fo:background-color="#800000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0pt" style:font-name-asian="Noto Sans Mono CJK SC" style:font-size-asian="10pt" style:font-name-complex="Liberation Mono1" style:font-size-complex="1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101866"/>
    </style:style>
    <style:style style:name="T16" style:family="text">
      <style:text-properties style:use-window-font-color="true" style:font-name="Liberation Serif" fo:font-size="12pt" fo:language="en" fo:country="US" officeooo:rsid="0010186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Звіт<text:line-break/>Лабораторна робота <text:span text:style-name="T16">2</text:span></text:p>
      <text:p text:style-name="P7">ТЕХНОЛОГІЇ ПРОГРАМУВАННЯ <text:line-break/>Большаков Андрій MIT-31</text:p>
      <text:p text:style-name="P7"/>
      <text:p text:style-name="P7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09-23T12:33:01.772574894</dc:date>
    <meta:editing-cycles>6</meta:editing-cycles>
    <meta:editing-duration>PT30M28S</meta:editing-duration>
    <meta:generator>LibreOffice/6.4.5.2$Linux_X86_64 LibreOffice_project/40$Build-2</meta:generator>
    <meta:document-statistic meta:table-count="0" meta:image-count="0" meta:object-count="0" meta:page-count="1" meta:paragraph-count="2" meta:word-count="9" meta:character-count="74" meta:non-whitespace-character-count="66"/>
  </office:meta>
</office:document-meta>
</file>